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Courier New" svg:font-family="'Courier New'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423cm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text-indent="0cm" style:auto-text-indent="false"/>
      <style:text-properties fo:color="#000000"/>
    </style:style>
    <style:style style:name="P4" style:family="paragraph" style:parent-style-name="Text_20_body">
      <style:paragraph-properties fo:margin-left="0cm" fo:margin-right="0cm" fo:margin-top="0cm" fo:margin-bottom="0cm" style:line-height-at-least="0.37cm" fo:text-align="justify" style:justify-single-word="false" fo:text-indent="0cm" style:auto-text-indent="false"/>
      <style:text-properties fo:color="#000000" style:font-name="Courier New" fo:font-size="9pt" fo:language="en" fo:country="US"/>
    </style:style>
    <style:style style:name="P5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text-indent="0cm" style:auto-text-indent="false"/>
      <style:text-properties style:font-name="Calibri" fo:font-size="10.5pt"/>
    </style:style>
    <style:style style:name="P6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text-indent="0cm" style:auto-text-indent="false"/>
      <style:text-properties fo:color="#bf5f3f" style:font-name="Courier New" fo:font-size="9pt" fo:language="en" fo:country="US"/>
    </style:style>
    <style:style style:name="P7" style:family="paragraph" style:parent-style-name="Text_20_body">
      <style:paragraph-properties fo:margin-left="0.635cm" fo:margin-right="0cm" fo:margin-top="0cm" fo:margin-bottom="0cm" style:line-height-at-least="0.423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.635cm" fo:margin-right="0cm" fo:margin-top="0cm" fo:margin-bottom="0cm" style:line-height-at-least="0.37cm" fo:text-align="justify" style:justify-single-word="false" fo:text-indent="0cm" style:auto-text-indent="false"/>
      <style:text-properties fo:color="#bf5f3f" style:font-name="Courier New" fo:font-size="9pt" fo:language="en" fo:country="US"/>
    </style:style>
    <style:style style:name="T1" style:family="text">
      <style:text-properties fo:font-variant="normal" fo:text-transform="none" style:font-name="Calibri" fo:font-size="22pt" fo:language="en" fo:country="US"/>
    </style:style>
    <style:style style:name="T2" style:family="text">
      <style:text-properties style:font-name="Calibri" fo:font-size="22pt" fo:language="en" fo:country="US"/>
    </style:style>
    <style:style style:name="T3" style:family="text">
      <style:text-properties style:font-name="Calibri" fo:font-size="10.5pt" fo:language="en" fo:country="US"/>
    </style:style>
    <style:style style:name="T4" style:family="text">
      <style:text-properties style:font-name-asian="Calibri" style:font-size-asian="22pt"/>
    </style:style>
    <style:style style:name="T5" style:family="text">
      <style:text-properties style:font-name-asian="Calibri" style:font-size-asian="10.5pt"/>
    </style:style>
    <style:style style:name="T6" style:family="text">
      <style:text-properties fo:color="#7f0055" style:font-name="Courier New" fo:font-size="9pt" fo:language="en" fo:country="US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size="10.5pt"/>
    </style:style>
    <style:style style:name="T9" style:family="text">
      <style:text-properties fo:color="#000000" style:font-name="Courier New" fo:font-size="9pt" fo:language="en" fo:country="US"/>
    </style:style>
    <style:style style:name="T10" style:family="text">
      <style:text-properties style:font-name="Courier New" fo:font-size="9pt" fo:language="en" fo:country="US"/>
    </style:style>
    <style:style style:name="T11" style:family="text">
      <style:text-properties fo:color="#0000c0" style:font-name="Courier New" fo:font-size="9pt" fo:language="en" fo:country="US"/>
    </style:style>
    <style:style style:name="T12" style:family="text">
      <style:text-properties fo:color="#2a00ff" style:font-name="Courier New" fo:font-size="9pt" fo:language="en" fo:country="US"/>
    </style:style>
    <style:style style:name="T13" style:family="text">
      <style:text-properties fo:color="#2a00ff" style:font-name-asian="Calibri" style:font-size-asian="9pt"/>
    </style:style>
    <style:style style:name="T14" style:family="text">
      <style:text-properties fo:color="#3f7f5f" style:font-name="Courier New" fo:font-size="9pt" fo:language="en" fo:country="US"/>
    </style:style>
    <style:style style:name="T15" style:family="text">
      <style:text-properties fo:color="#3f7f5f" style:font-name-asian="Calibri" style:font-size-asian="10.5pt"/>
    </style:style>
    <style:style style:name="T16" style:family="text">
      <style:text-properties fo:color="#3f7f5f" style:font-name-asian="Calibri" style:font-size-asian="9pt"/>
    </style:style>
    <style:style style:name="T17" style:family="text">
      <style:text-properties fo:color="#3f5fbf" style:font-name="Courier New" fo:font-size="9pt" fo:language="en" fo:country="US"/>
    </style:style>
    <style:style style:name="T18" style:family="text">
      <style:text-properties fo:color="#3f5fbf" style:font-name-asian="Calibri" style:font-size-asian="9pt"/>
    </style:style>
    <style:style style:name="T19" style:family="text">
      <style:text-properties fo:color="#7f9fbf" style:font-name="Courier New" fo:font-size="9pt" fo:language="en" fo:country="US"/>
    </style:style>
    <style:style style:name="T20" style:family="text">
      <style:text-properties fo:color="#7f9fbf" style:font-name-asian="Calibri" style:font-size-asian="9pt"/>
    </style:style>
    <style:style style:name="T21" style:family="text">
      <style:text-properties fo:color="#bf5f3f" style:font-name="Courier New" fo:font-size="9pt" fo:language="en" fo:country="US"/>
    </style:style>
    <style:style style:name="T22" style:family="text">
      <style:text-properties fo:color="#3f7f7f" style:font-name="Courier New" fo:font-size="9pt" fo:language="en" fo:country="US"/>
    </style:style>
    <style:style style:name="T23" style:family="text">
      <style:text-properties fo:color="#7f007f" style:font-name="Courier New" fo:font-size="9pt" fo:language="en" fo:country="US"/>
    </style:style>
    <style:style style:name="T24" style:family="text">
      <style:text-properties fo:color="#008080" style:font-name="Courier New" fo:font-size="9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5.</text:span><text:span text:style-name="T1"> </text:span><text:span text:style-name="T2">OracleQueryBean</text:span><text:span text:style-name="T4">查询类的整体代码</text:span></text:h>
      <text:p text:style-name="P1"><text:span text:style-name="T3">OracleQueryBean.java</text:span><text:span text:style-name="T5">文件代码如下所示：</text:span></text:p>
      <text:p text:style-name="P1"> </text:p>
      <text:p text:style-name="P2"><text:span text:style-name="Strong_20_Emphasis"><text:span text:style-name="T6">import</text:span></text:span><text:span text:style-name="T8"> </text:span><text:span text:style-name="T9">java.sql.*;</text:span></text:p>
      <text:p text:style-name="P2"><text:span text:style-name="Strong_20_Emphasis"><text:span text:style-name="T6">import</text:span></text:span><text:span text:style-name="T8"> </text:span><text:span text:style-name="T9">java.io.*;</text:span></text:p>
      <text:p text:style-name="P2"> </text:p>
      <text:p text:style-name="P2"><text:span text:style-name="Strong_20_Emphasis"><text:span text:style-name="T6">import</text:span></text:span><text:span text:style-name="T8"> </text:span><text:span text:style-name="T9">javax.imageio.ImageIO;</text:span></text:p>
      <text:p text:style-name="P2"><text:span text:style-name="Strong_20_Emphasis"><text:span text:style-name="T6">import</text:span></text:span><text:span text:style-name="T8"> </text:span><text:span text:style-name="T9">java.awt.image.BufferedImage;</text:span></text:p>
      <text:p text:style-name="P2"><text:span text:style-name="Strong_20_Emphasis"><text:span text:style-name="T6">import</text:span></text:span><text:span text:style-name="T8"> </text:span><text:span text:style-name="T9">java.awt.image.AffineTransformOp;</text:span></text:p>
      <text:p text:style-name="P2"><text:span text:style-name="Strong_20_Emphasis"><text:span text:style-name="T6">import</text:span></text:span><text:span text:style-name="T8"> </text:span><text:span text:style-name="T9">java.awt.geom.AffineTransform;</text:span></text:p>
      <text:p text:style-name="P2"> </text:p>
      <text:p text:style-name="P2"><text:span text:style-name="Strong_20_Emphasis"><text:span text:style-name="T6">public</text:span></text:span><text:span text:style-name="T8"> </text:span><text:span text:style-name="Strong_20_Emphasis"><text:span text:style-name="T6">class</text:span></text:span><text:span text:style-name="T8"> </text:span><text:span text:style-name="T9">OracleQueryBean {</text:span>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Strong_20_Emphasis"><text:span text:style-name="T6">final</text:span></text:span><text:span text:style-name="T8"> </text:span><text:span text:style-name="T9">String </text:span><text:span text:style-name="T11">oracleDriverName</text:span><text:span text:style-name="T8"> </text:span><text:span text:style-name="T9">= </text:span><text:span text:style-name="T12">"oracle.jdbc.driver.OracleDriver"</text:span><text:span text:style-name="T9">;</text:span></text:p>
      <text:p text:style-name="P3"> 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T9">Connection </text:span><text:span text:style-name="T11">myConnection</text:span><text:span text:style-name="T8"> </text:span><text:span text:style-name="T9">= </text:span><text:span text:style-name="Strong_20_Emphasis"><text:span text:style-name="T6">null</text:span></text:span><text:span text:style-name="T9">;</text:span></text:p>
      <text:p text:style-name="P3">   </text:p>
      <text:p text:style-name="P2"><text:span text:style-name="T7">    </text:span><text:span text:style-name="T14">/*</text:span><text:span text:style-name="T16">图片表名</text:span><text:span text:style-name="T14">*/</text:span>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T9">String </text:span><text:span text:style-name="T11">strTabName</text:span><text:span text:style-name="T9">;</text:span></text:p>
      <text:p text:style-name="P2"><text:span text:style-name="T7">    </text:span><text:span text:style-name="T14">/*</text:span><text:span text:style-name="T16">图片</text:span><text:span text:style-name="T14">ID</text:span><text:span text:style-name="T16">字段名</text:span><text:span text:style-name="T14">*/</text:span>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T9">String </text:span><text:span text:style-name="T11">strIDName</text:span><text:span text:style-name="T9">;</text:span></text:p>
      <text:p text:style-name="P2"><text:span text:style-name="T7">    </text:span><text:span text:style-name="T14">/*</text:span><text:span text:style-name="T16">图片字段名</text:span><text:span text:style-name="T14">*/</text:span>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T9">String </text:span><text:span text:style-name="T11">strImgName</text:span><text:span text:style-name="T9">;</text:span></text:p>
      <text:p text:style-name="P2"><text:span text:style-name="T7">    </text:span><text:span text:style-name="T17">/**</text:span></text:p>
      <text:p text:style-name="P2"><text:span text:style-name="T7">     </text:span><text:span text:style-name="T17">*</text:span><text:span text:style-name="T8"> </text:span><text:span text:style-name="T18">加载</text:span><text:span text:style-name="T17">java</text:span><text:span text:style-name="T18">连接</text:span><text:span text:style-name="T17">Oracle</text:span><text:span text:style-name="T18">的</text:span><text:span text:style-name="T17">jdbc</text:span><text:span text:style-name="T18">驱动</text:span></text:p>
      <text:p text:style-name="P2"><text:span text:style-name="T7">     </text:span><text:span text:style-name="T17">*/</text:span></text:p>
      <text:p text:style-name="P2"><text:span text:style-name="T7">    </text:span><text:span text:style-name="Strong_20_Emphasis"><text:span text:style-name="T6">public</text:span></text:span><text:span text:style-name="T8"> </text:span><text:span text:style-name="T9">OracleQueryBean(){</text:span></text:p>
      <text:p text:style-name="P2"><text:span text:style-name="T7">        </text:span><text:span text:style-name="Strong_20_Emphasis"><text:span text:style-name="T6">try</text:span></text:span><text:span text:style-name="T9">{</text:span></text:p>
      <text:p text:style-name="P2"><text:span text:style-name="T7">            </text:span><text:span text:style-name="T9">Class.</text:span><text:span text:style-name="Strong_20_Emphasis"><text:span text:style-name="T9">forName</text:span></text:span><text:span text:style-name="T9">(</text:span><text:span text:style-name="T11">oracleDriverName</text:span><text:span text:style-name="T9">);</text:span></text:p>
      <text:p text:style-name="P2"><text:span text:style-name="T7">        </text:span><text:span text:style-name="T9">}</text:span><text:span text:style-name="Strong_20_Emphasis"><text:span text:style-name="T6">catch</text:span></text:span><text:span text:style-name="T9">(ClassNotFoundException ex){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</text:span><text:span text:style-name="T12">"</text:span><text:span text:style-name="T13">加载</text:span><text:span text:style-name="T12">jdbc</text:span><text:span text:style-name="T13">驱动失败</text:span><text:span text:style-name="T12">,</text:span><text:span text:style-name="T13">原因</text:span><text:span text:style-name="T12">:"</text:span><text:span text:style-name="T8"> </text:span><text:span text:style-name="T9">+ ex.getMessage());</text:span></text:p>
      <text:p text:style-name="P3">        <text:span text:style-name="T10">}</text:span></text:p>
      <text:p text:style-name="P3">    <text:span text:style-name="T10">}</text:span></text:p>
      <text:p text:style-name="P2"><text:span text:style-name="T7">    </text:span><text:span text:style-name="T17">/**</text:span></text:p>
      <text:p text:style-name="P2"><text:span text:style-name="T7">     </text:span><text:span text:style-name="T17">*</text:span><text:span text:style-name="T8"> </text:span><text:span text:style-name="T18">获取</text:span><text:span text:style-name="T17">Oracle</text:span><text:span text:style-name="T18">连接对象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return</text:span></text:span><text:span text:style-name="T8"> </text:span><text:span text:style-name="T17">Connection</text:span></text:p>
      <text:p text:style-name="P2"><text:span text:style-name="T7">     </text:span><text:span text:style-name="T17">*/</text:span></text:p>
      <text:p text:style-name="P2"><text:span text:style-name="T7">    </text:span><text:span text:style-name="Strong_20_Emphasis"><text:span text:style-name="T6">public</text:span></text:span><text:span text:style-name="T8"> </text:span><text:span text:style-name="T9">Connection getConnection(){</text:span></text:p>
      <text:p text:style-name="P2"><text:span text:style-name="T7">        </text:span><text:span text:style-name="Strong_20_Emphasis"><text:span text:style-name="T6">try</text:span></text:span><text:span text:style-name="T9">{</text:span></text:p>
      <text:p text:style-name="P2"><text:span text:style-name="T7">        </text:span><text:span text:style-name="T14">//</text:span><text:span text:style-name="T16">用户名</text:span><text:span text:style-name="T14">+</text:span><text:span text:style-name="T16">密码</text:span><text:span text:style-name="T14">; </text:span><text:span text:style-name="T16">以下使用的</text:span><text:span text:style-name="T14">Test</text:span><text:span text:style-name="T16">就是</text:span><text:span text:style-name="T14">Oracle</text:span><text:span text:style-name="T16">里的表空间</text:span></text:p>
      <text:p text:style-name="P2"><text:span text:style-name="T7">        </text:span><text:span text:style-name="T14">//</text:span><text:span text:style-name="T16">从配置文件中读取数据库信息</text:span></text:p>
      <text:p text:style-name="P2"><text:span text:style-name="T7">        </text:span><text:span text:style-name="T9">GetPara oGetPara = </text:span><text:span text:style-name="Strong_20_Emphasis"><text:span text:style-name="T6">new</text:span></text:span><text:span text:style-name="T8"> </text:span><text:span text:style-name="T9">GetPara();</text:span></text:p>
      <text:p text:style-name="P2"><text:span text:style-name="T7">        </text:span><text:span text:style-name="T9">String strIP = oGetPara.getPara(</text:span><text:span text:style-name="T12">"serverip"</text:span><text:span text:style-name="T9">);</text:span></text:p>
      <text:p text:style-name="P2"><text:span text:style-name="T7">        </text:span><text:span text:style-name="T9">String strPort = oGetPara.getPara(</text:span><text:span text:style-name="T12">"port"</text:span><text:span text:style-name="T9">);</text:span></text:p>
      <text:p text:style-name="P2"><text:span text:style-name="T7">        </text:span><text:span text:style-name="T9">String strDBName = oGetPara.getPara(</text:span><text:span text:style-name="T12">"dbname"</text:span><text:span text:style-name="T9">);</text:span></text:p>
      <text:p text:style-name="P2"><text:span text:style-name="T7">        </text:span><text:span text:style-name="T9">String strUser = oGetPara.getPara(</text:span><text:span text:style-name="T12">"user"</text:span><text:span text:style-name="T9">);</text:span></text:p>
      <text:p text:style-name="P2"><text:span text:style-name="T7">        </text:span><text:span text:style-name="T9">String strPassword = oGetPara.getPara(</text:span><text:span text:style-name="T12">"password"</text:span><text:span text:style-name="T9">);</text:span></text:p>
      <text:p text:style-name="P3">       </text:p>
      <text:p text:style-name="P2"><text:span text:style-name="T7">        </text:span><text:span text:style-name="Strong_20_Emphasis"><text:span text:style-name="T6">this</text:span></text:span><text:span text:style-name="T9">.</text:span><text:span text:style-name="T11">strTabName</text:span><text:span text:style-name="T8"> </text:span><text:span text:style-name="T9">= oGetPara.getPara(</text:span><text:span text:style-name="T12">"tablename"</text:span><text:span text:style-name="T9">);</text:span></text:p>
      <text:p text:style-name="P2"><text:span text:style-name="T7">        </text:span><text:span text:style-name="Strong_20_Emphasis"><text:span text:style-name="T6">this</text:span></text:span><text:span text:style-name="T9">.</text:span><text:span text:style-name="T11">strIDName</text:span><text:span text:style-name="T8"> </text:span><text:span text:style-name="T9">= oGetPara.getPara(</text:span><text:span text:style-name="T12">"imgidname"</text:span><text:span text:style-name="T9">);</text:span></text:p>
      <text:p text:style-name="P2"><text:span text:style-name="T7">        </text:span><text:span text:style-name="Strong_20_Emphasis"><text:span text:style-name="T6">this</text:span></text:span><text:span text:style-name="T9">.</text:span><text:span text:style-name="T11">strImgName</text:span><text:span text:style-name="T8"> </text:span><text:span text:style-name="T9">= oGetPara.getPara(</text:span><text:span text:style-name="T12">"imgname"</text:span><text:span text:style-name="T9">);</text:span></text:p>
      <text:p text:style-name="P3">       </text:p>
      <text:p text:style-name="P2"><text:span text:style-name="T7">        </text:span><text:span text:style-name="T9">String oracleUrlToConnect =</text:span><text:span text:style-name="T12">"jdbc:oracle:thin:@"</text:span><text:span text:style-name="T9">+strIP+</text:span><text:span text:style-name="T12">":"</text:span><text:span text:style-name="T9">+strPort+</text:span><text:span text:style-name="T12">":"</text:span><text:span text:style-name="T9">+strDBName;</text:span></text:p>
      <text:p text:style-name="P2"><text:span text:style-name="T7">            </text:span><text:span text:style-name="Strong_20_Emphasis"><text:span text:style-name="T6">this</text:span></text:span><text:span text:style-name="T9">.</text:span><text:span text:style-name="T11">myConnection</text:span><text:span text:style-name="T8"> </text:span><text:span text:style-name="T9">= DriverManager.</text:span><text:span text:style-name="Strong_20_Emphasis"><text:span text:style-name="T9">getConnection</text:span></text:span><text:span text:style-name="T9">(oracleUrlToConnect, strUser, strPassword);</text:span></text:p>
      <text:p text:style-name="P2"><text:span text:style-name="T7">        </text:span><text:span text:style-name="T9">}</text:span><text:span text:style-name="Strong_20_Emphasis"><text:span text:style-name="T6">catch</text:span></text:span><text:span text:style-name="T9">(Exception ex){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</text:span><text:span text:style-name="T12">"Can not get connection:"</text:span><text:span text:style-name="T8"> </text:span><text:span text:style-name="T9">+ ex.getMessage());</text:span></text:p>
      <text:p text:style-name="P2"><text:soft-page-break/><text:span text:style-name="T7">            </text:span><text:span text:style-name="T9">System.</text:span><text:span text:style-name="Strong_20_Emphasis"><text:span text:style-name="T11">out</text:span></text:span><text:span text:style-name="T9">.println(</text:span><text:span text:style-name="T12">"</text:span><text:span text:style-name="T13">请检测配置文件中的数据库信息是否正确</text:span><text:span text:style-name="T12">."</text:span><text:span text:style-name="T8"> </text:span><text:span text:style-name="T9">);</text:span></text:p>
      <text:p text:style-name="P3">        <text:span text:style-name="T10">}</text:span></text:p>
      <text:p text:style-name="P2"><text:span text:style-name="T7">        </text:span><text:span text:style-name="Strong_20_Emphasis"><text:span text:style-name="T6">return</text:span></text:span><text:span text:style-name="T8"> </text:span><text:span text:style-name="Strong_20_Emphasis"><text:span text:style-name="T6">this</text:span></text:span><text:span text:style-name="T9">.</text:span><text:span text:style-name="T11">myConnection</text:span><text:span text:style-name="T9">;</text:span></text:p>
      <text:p text:style-name="P3">    <text:span text:style-name="T10">}</text:span></text:p>
      <text:p text:style-name="P2"><text:span text:style-name="T7">    </text:span><text:span text:style-name="T17">/**</text:span></text:p>
      <text:p text:style-name="P2"><text:span text:style-name="T7">     </text:span><text:span text:style-name="T17">*</text:span><text:span text:style-name="T8"> </text:span><text:span text:style-name="T18">根据图片在数据库中的</text:span><text:span text:style-name="T17">ID</text:span><text:span text:style-name="T18">进行读取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strID</text:span><text:span text:style-name="T8">  </text:span><text:span text:style-name="T18">图片字段</text:span><text:span text:style-name="T17">ID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w</text:span><text:span text:style-name="T8">      </text:span><text:span text:style-name="T18">需要缩到的宽度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h</text:span><text:span text:style-name="T8">      </text:span><text:span text:style-name="T18">需要缩到高度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return</text:span></text:span><text:span text:style-name="T8">       </text:span><text:span text:style-name="T18">缩放后的图片的</text:span><text:span text:style-name="T17">byte</text:span><text:span text:style-name="T18">数据</text:span></text:p>
      <text:p text:style-name="P2"><text:span text:style-name="T7">     </text:span><text:span text:style-name="T17">*/</text:span></text:p>
      <text:p text:style-name="P2"><text:span text:style-name="T7">    </text:span><text:span text:style-name="Strong_20_Emphasis"><text:span text:style-name="T6">public</text:span></text:span><text:span text:style-name="T8"> </text:span><text:span text:style-name="Strong_20_Emphasis"><text:span text:style-name="T6">byte</text:span></text:span><text:span text:style-name="T9">[] GetImgByteById(String strID, </text:span><text:span text:style-name="Strong_20_Emphasis"><text:span text:style-name="T6">int</text:span></text:span><text:span text:style-name="T8"> </text:span><text:span text:style-name="T9">w, </text:span><text:span text:style-name="Strong_20_Emphasis"><text:span text:style-name="T6">int</text:span></text:span><text:span text:style-name="T8"> </text:span><text:span text:style-name="T9">h){</text:span></text:p>
      <text:p text:style-name="P2"><text:span text:style-name="T7">    </text:span><text:span text:style-name="T14">//System.out.println("Get img data which id is " + nID);</text:span></text:p>
      <text:p text:style-name="P2"><text:span text:style-name="T7">    </text:span><text:span text:style-name="Strong_20_Emphasis"><text:span text:style-name="T6">if</text:span></text:span><text:span text:style-name="T9">(</text:span><text:span text:style-name="T11">myConnection</text:span><text:span text:style-name="T8"> </text:span><text:span text:style-name="T9">== </text:span><text:span text:style-name="Strong_20_Emphasis"><text:span text:style-name="T6">null</text:span></text:span><text:span text:style-name="T9">)</text:span></text:p>
      <text:p text:style-name="P2"><text:span text:style-name="T7">         </text:span><text:span text:style-name="Strong_20_Emphasis"><text:span text:style-name="T6">this</text:span></text:span><text:span text:style-name="T9">.getConnection();</text:span></text:p>
      <text:p text:style-name="P2"><text:span text:style-name="T7">    </text:span><text:span text:style-name="Strong_20_Emphasis"><text:span text:style-name="T6">byte</text:span></text:span><text:span text:style-name="T9">[] data = </text:span><text:span text:style-name="Strong_20_Emphasis"><text:span text:style-name="T6">null</text:span></text:span><text:span text:style-name="T9">;</text:span></text:p>
      <text:p text:style-name="P2"><text:span text:style-name="T7">    </text:span><text:span text:style-name="Strong_20_Emphasis"><text:span text:style-name="T6">try</text:span></text:span><text:span text:style-name="T8"> </text:span><text:span text:style-name="T9">{</text:span></text:p>
      <text:p text:style-name="P2"><text:span text:style-name="T7">            </text:span><text:span text:style-name="T9">Statement stmt = </text:span><text:span text:style-name="T11">myConnection</text:span><text:span text:style-name="T9">.createStatement();</text:span></text:p>
      <text:p text:style-name="P2"><text:span text:style-name="T7">            </text:span><text:span text:style-name="T9">ResultSet myResultSet = stmt.executeQuery(</text:span><text:span text:style-name="T12">"select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IDName</text:span><text:span text:style-name="T8"> </text:span><text:span text:style-name="T9">+ </text:span><text:span text:style-name="T12">" from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TabName</text:span><text:span text:style-name="T8"> </text:span><text:span text:style-name="T9">+ </text:span><text:span text:style-name="T12">" where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IDName</text:span><text:span text:style-name="T8"> </text:span><text:span text:style-name="T9">+ </text:span><text:span text:style-name="T12">"="</text:span><text:span text:style-name="T8"> </text:span><text:span text:style-name="T9">+ strID);</text:span></text:p>
      <text:p text:style-name="P3">           </text:p>
      <text:p text:style-name="P2"><text:span text:style-name="T7">            </text:span><text:span text:style-name="T9">StringBuffer myStringBuffer = </text:span><text:span text:style-name="Strong_20_Emphasis"><text:span text:style-name="T6">new</text:span></text:span><text:span text:style-name="T8"> </text:span><text:span text:style-name="T9">StringBuffer();</text:span></text:p>
      <text:p text:style-name="P2"><text:span text:style-name="T7">            </text:span><text:span text:style-name="Strong_20_Emphasis"><text:span text:style-name="T6">if</text:span></text:span><text:span text:style-name="T8"> </text:span><text:span text:style-name="T9">(myResultSet.next()) {</text:span></text:p>
      <text:p text:style-name="P2"><text:span text:style-name="T7">                </text:span><text:span text:style-name="T9">java.sql.Blob blob = myResultSet.getBlob(</text:span><text:span text:style-name="Strong_20_Emphasis"><text:span text:style-name="T6">this</text:span></text:span><text:span text:style-name="T9">.</text:span><text:span text:style-name="T11">strImgName</text:span><text:span text:style-name="T9">);</text:span></text:p>
      <text:p text:style-name="P3">                <text:span text:style-name="T10">InputStream inStream = blob.getBinaryStream();</text:span></text:p>
      <text:p text:style-name="P2"><text:span text:style-name="T7">                </text:span><text:span text:style-name="Strong_20_Emphasis"><text:span text:style-name="T6">try</text:span></text:span><text:span text:style-name="T8"> </text:span><text:span text:style-name="T9">{</text:span></text:p>
      <text:p text:style-name="P2"><text:span text:style-name="T7">                    </text:span><text:span text:style-name="Strong_20_Emphasis"><text:span text:style-name="T6">long</text:span></text:span><text:span text:style-name="T8"> </text:span><text:span text:style-name="T9">nLen = blob.length();</text:span></text:p>
      <text:p text:style-name="P2"><text:span text:style-name="T7">                    </text:span><text:span text:style-name="Strong_20_Emphasis"><text:span text:style-name="T6">int</text:span></text:span><text:span text:style-name="T8"> </text:span><text:span text:style-name="T9">nSize = (</text:span><text:span text:style-name="Strong_20_Emphasis"><text:span text:style-name="T6">int</text:span></text:span><text:span text:style-name="T9">) nLen;</text:span></text:p>
      <text:p text:style-name="P2"><text:span text:style-name="T7">                    </text:span><text:span text:style-name="T14">//System.out.println("img data size is :" + nSize);</text:span></text:p>
      <text:p text:style-name="P2"><text:span text:style-name="T7">                    </text:span><text:span text:style-name="T9">data = </text:span><text:span text:style-name="Strong_20_Emphasis"><text:span text:style-name="T6">new</text:span></text:span><text:span text:style-name="T8"> </text:span><text:span text:style-name="Strong_20_Emphasis"><text:span text:style-name="T6">byte</text:span></text:span><text:span text:style-name="T9">[nSize];</text:span></text:p>
      <text:p text:style-name="P3">                    <text:span text:style-name="T10">inStream.read(data);</text:span></text:p>
      <text:p text:style-name="P3">                    <text:span text:style-name="T10">inStream.close();</text:span></text:p>
      <text:p text:style-name="P2"><text:span text:style-name="T7">                </text:span><text:span text:style-name="T9">} </text:span><text:span text:style-name="Strong_20_Emphasis"><text:span text:style-name="T6">catch</text:span></text:span><text:span text:style-name="T8"> </text:span><text:span text:style-name="T9">(IOException e) {</text:span></text:p>
      <text:p text:style-name="P2"><text:span text:style-name="T7">                    </text:span><text:span text:style-name="T9">System.</text:span><text:span text:style-name="Strong_20_Emphasis"><text:span text:style-name="T11">out</text:span></text:span><text:span text:style-name="T9">.println(</text:span><text:span text:style-name="T12">"</text:span><text:span text:style-name="T13">获取图片数据失败</text:span><text:span text:style-name="T12">,</text:span><text:span text:style-name="T13">原因</text:span><text:span text:style-name="T12">:"</text:span><text:span text:style-name="T8"> </text:span><text:span text:style-name="T9">+ e.getMessage());</text:span></text:p>
      <text:p text:style-name="P3">                <text:span text:style-name="T10">}</text:span></text:p>
      <text:p text:style-name="P3">               </text:p>
      <text:p text:style-name="P3">                <text:span text:style-name="T10">data = ChangeImgSize(data, w, h);</text:span></text:p>
      <text:p text:style-name="P3">            <text:span text:style-name="T10">}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myStringBuffer.toString());</text:span></text:p>
      <text:p text:style-name="P2"><text:span text:style-name="T7">            </text:span><text:span text:style-name="T11">myConnection</text:span><text:span text:style-name="T9">.commit();</text:span></text:p>
      <text:p text:style-name="P2"><text:span text:style-name="T7">            </text:span><text:span text:style-name="T11">myConnection</text:span><text:span text:style-name="T9">.close();</text:span></text:p>
      <text:p text:style-name="P2"><text:span text:style-name="T7">        </text:span><text:span text:style-name="T9">} </text:span><text:span text:style-name="Strong_20_Emphasis"><text:span text:style-name="T6">catch</text:span></text:span><text:span text:style-name="T8"> </text:span><text:span text:style-name="T9">(SQLException ex) {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ex.getMessage());</text:span></text:p>
      <text:p text:style-name="P3">        <text:span text:style-name="T10">}</text:span></text:p>
      <text:p text:style-name="P2"><text:span text:style-name="T7">        </text:span><text:span text:style-name="Strong_20_Emphasis"><text:span text:style-name="T6">return</text:span></text:span><text:span text:style-name="T8"> </text:span><text:span text:style-name="T9">data;</text:span></text:p>
      <text:p text:style-name="P3">    <text:span text:style-name="T10">}</text:span></text:p>
      <text:p text:style-name="P3">   </text:p>
      <text:p text:style-name="P2"><text:span text:style-name="T7">    </text:span><text:span text:style-name="T17">/**</text:span></text:p>
      <text:p text:style-name="P2"><text:span text:style-name="T7">     </text:span><text:span text:style-name="T17">*</text:span><text:span text:style-name="T8"> </text:span><text:span text:style-name="T18">根据图片在数据库中的</text:span><text:span text:style-name="T17">ID</text:span><text:span text:style-name="T18">进行读取，显示原始大小的图片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   </text:span><text:span text:style-name="T17">strID</text:span><text:span text:style-name="T8">   </text:span><text:span text:style-name="T18">图片字段</text:span><text:span text:style-name="T17">ID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return   </text:span></text:span><text:span text:style-name="Strong_20_Emphasis"><text:span text:style-name="T20">读取后的图片</text:span></text:span><text:span text:style-name="Strong_20_Emphasis"><text:span text:style-name="T19">byte</text:span></text:span><text:span text:style-name="Strong_20_Emphasis"><text:span text:style-name="T20">数据</text:span></text:span></text:p>
      <text:p text:style-name="P2"><text:span text:style-name="T7">     </text:span><text:span text:style-name="T17">*/</text:span></text:p>
      <text:p text:style-name="P2"><text:span text:style-name="T7">    </text:span><text:span text:style-name="Strong_20_Emphasis"><text:span text:style-name="T6">public</text:span></text:span><text:span text:style-name="T8"> </text:span><text:span text:style-name="Strong_20_Emphasis"><text:span text:style-name="T6">byte</text:span></text:span><text:span text:style-name="T9">[] GetImgByteById(String strID){</text:span></text:p>
      <text:p text:style-name="P2"><text:span text:style-name="T7">    </text:span><text:span text:style-name="T14">//System.out.println("Get img data which id is " + nID);</text:span></text:p>
      <text:p text:style-name="P2"><text:span text:style-name="T7">    </text:span><text:span text:style-name="Strong_20_Emphasis"><text:span text:style-name="T6">if</text:span></text:span><text:span text:style-name="T9">(</text:span><text:span text:style-name="T11">myConnection</text:span><text:span text:style-name="T8"> </text:span><text:span text:style-name="T9">== </text:span><text:span text:style-name="Strong_20_Emphasis"><text:span text:style-name="T6">null</text:span></text:span><text:span text:style-name="T9">)</text:span></text:p>
      <text:p text:style-name="P2"><text:span text:style-name="T7">         </text:span><text:span text:style-name="Strong_20_Emphasis"><text:span text:style-name="T6">this</text:span></text:span><text:span text:style-name="T9">.getConnection();</text:span></text:p>
      <text:p text:style-name="P2"><text:span text:style-name="T7">    </text:span><text:span text:style-name="Strong_20_Emphasis"><text:span text:style-name="T6">byte</text:span></text:span><text:span text:style-name="T9">[] data = </text:span><text:span text:style-name="Strong_20_Emphasis"><text:span text:style-name="T6">null</text:span></text:span><text:span text:style-name="T9">;</text:span></text:p>
      <text:p text:style-name="P2"><text:span text:style-name="T7">    </text:span><text:span text:style-name="Strong_20_Emphasis"><text:span text:style-name="T6">try</text:span></text:span><text:span text:style-name="T8"> </text:span><text:span text:style-name="T9">{</text:span></text:p>
      <text:p text:style-name="P2"><text:soft-page-break/><text:span text:style-name="T7">            </text:span><text:span text:style-name="T9">Statement stmt = </text:span><text:span text:style-name="T11">myConnection</text:span><text:span text:style-name="T9">.createStatement();</text:span></text:p>
      <text:p text:style-name="P2"><text:span text:style-name="T7">            </text:span><text:span text:style-name="T9">ResultSet myResultSet = stmt.executeQuery(</text:span><text:span text:style-name="T12">"select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IDName</text:span><text:span text:style-name="T8"> </text:span><text:span text:style-name="T9">+ </text:span><text:span text:style-name="T12">" from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TabName</text:span><text:span text:style-name="T8"> </text:span><text:span text:style-name="T9">+ </text:span><text:span text:style-name="T12">" where "</text:span><text:span text:style-name="T8"> </text:span><text:span text:style-name="T9">+ </text:span><text:span text:style-name="Strong_20_Emphasis"><text:span text:style-name="T6">this</text:span></text:span><text:span text:style-name="T9">.</text:span><text:span text:style-name="T11">strIDName</text:span><text:span text:style-name="T8"> </text:span><text:span text:style-name="T9">+ </text:span><text:span text:style-name="T12">"="</text:span><text:span text:style-name="T8"> </text:span><text:span text:style-name="T9">+ strID);</text:span></text:p>
      <text:p text:style-name="P3">           </text:p>
      <text:p text:style-name="P2"><text:span text:style-name="T7">            </text:span><text:span text:style-name="T9">StringBuffer myStringBuffer = </text:span><text:span text:style-name="Strong_20_Emphasis"><text:span text:style-name="T6">new</text:span></text:span><text:span text:style-name="T8"> </text:span><text:span text:style-name="T9">StringBuffer();</text:span></text:p>
      <text:p text:style-name="P2"><text:span text:style-name="T7">            </text:span><text:span text:style-name="Strong_20_Emphasis"><text:span text:style-name="T6">if</text:span></text:span><text:span text:style-name="T8"> </text:span><text:span text:style-name="T9">(myResultSet.next()) {</text:span></text:p>
      <text:p text:style-name="P2"><text:span text:style-name="T7">                </text:span><text:span text:style-name="T9">java.sql.Blob blob = myResultSet.getBlob(</text:span><text:span text:style-name="Strong_20_Emphasis"><text:span text:style-name="T6">this</text:span></text:span><text:span text:style-name="T9">.</text:span><text:span text:style-name="T11">strImgName</text:span><text:span text:style-name="T9">);</text:span></text:p>
      <text:p text:style-name="P3">                <text:span text:style-name="T10">InputStream inStream = blob.getBinaryStream();</text:span></text:p>
      <text:p text:style-name="P2"><text:span text:style-name="T7">                </text:span><text:span text:style-name="Strong_20_Emphasis"><text:span text:style-name="T6">try</text:span></text:span><text:span text:style-name="T8"> </text:span><text:span text:style-name="T9">{</text:span></text:p>
      <text:p text:style-name="P2"><text:span text:style-name="T7">                    </text:span><text:span text:style-name="Strong_20_Emphasis"><text:span text:style-name="T6">long</text:span></text:span><text:span text:style-name="T8"> </text:span><text:span text:style-name="T9">nLen = blob.length();</text:span></text:p>
      <text:p text:style-name="P2"><text:span text:style-name="T7">                    </text:span><text:span text:style-name="Strong_20_Emphasis"><text:span text:style-name="T6">int</text:span></text:span><text:span text:style-name="T8"> </text:span><text:span text:style-name="T9">nSize = (</text:span><text:span text:style-name="Strong_20_Emphasis"><text:span text:style-name="T6">int</text:span></text:span><text:span text:style-name="T9">) nLen;</text:span></text:p>
      <text:p text:style-name="P2"><text:span text:style-name="T7">                    </text:span><text:span text:style-name="T9">data = </text:span><text:span text:style-name="Strong_20_Emphasis"><text:span text:style-name="T6">new</text:span></text:span><text:span text:style-name="T8"> </text:span><text:span text:style-name="Strong_20_Emphasis"><text:span text:style-name="T6">byte</text:span></text:span><text:span text:style-name="T9">[nSize];</text:span></text:p>
      <text:p text:style-name="P3">                    <text:span text:style-name="T10">inStream.read(data);</text:span></text:p>
      <text:p text:style-name="P3">                    <text:span text:style-name="T10">inStream.close();</text:span></text:p>
      <text:p text:style-name="P2"><text:span text:style-name="T7">                </text:span><text:span text:style-name="T9">} </text:span><text:span text:style-name="Strong_20_Emphasis"><text:span text:style-name="T6">catch</text:span></text:span><text:span text:style-name="T8"> </text:span><text:span text:style-name="T9">(IOException e) {</text:span></text:p>
      <text:p text:style-name="P2"><text:span text:style-name="T7">                    </text:span><text:span text:style-name="T9">System.</text:span><text:span text:style-name="Strong_20_Emphasis"><text:span text:style-name="T11">out</text:span></text:span><text:span text:style-name="T9">.println(</text:span><text:span text:style-name="T12">"</text:span><text:span text:style-name="T13">获取图片数据失败</text:span><text:span text:style-name="T12">,</text:span><text:span text:style-name="T13">原因</text:span><text:span text:style-name="T12">:"</text:span><text:span text:style-name="T8"> </text:span><text:span text:style-name="T9">+ e.getMessage());</text:span></text:p>
      <text:p text:style-name="P3">                <text:span text:style-name="T10">}</text:span></text:p>
      <text:p text:style-name="P3">            <text:span text:style-name="T10">}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myStringBuffer.toString());</text:span></text:p>
      <text:p text:style-name="P2"><text:span text:style-name="T7">            </text:span><text:span text:style-name="T11">myConnection</text:span><text:span text:style-name="T9">.commit();</text:span></text:p>
      <text:p text:style-name="P2"><text:span text:style-name="T7">            </text:span><text:span text:style-name="T11">myConnection</text:span><text:span text:style-name="T9">.close();</text:span></text:p>
      <text:p text:style-name="P2"><text:span text:style-name="T7">        </text:span><text:span text:style-name="T9">} </text:span><text:span text:style-name="Strong_20_Emphasis"><text:span text:style-name="T6">catch</text:span></text:span><text:span text:style-name="T8"> </text:span><text:span text:style-name="T9">(SQLException ex) {</text:span></text:p>
      <text:p text:style-name="P2"><text:span text:style-name="T7">            </text:span><text:span text:style-name="T9">System.</text:span><text:span text:style-name="Strong_20_Emphasis"><text:span text:style-name="T11">out</text:span></text:span><text:span text:style-name="T9">.println(ex.getMessage());</text:span></text:p>
      <text:p text:style-name="P3">        <text:span text:style-name="T10">}</text:span></text:p>
      <text:p text:style-name="P2"><text:span text:style-name="T7">        </text:span><text:span text:style-name="Strong_20_Emphasis"><text:span text:style-name="T6">return</text:span></text:span><text:span text:style-name="T8"> </text:span><text:span text:style-name="T9">data;</text:span></text:p>
      <text:p text:style-name="P3">    <text:span text:style-name="T10">}</text:span></text:p>
      <text:p text:style-name="P3">   </text:p>
      <text:p text:style-name="P2"><text:span text:style-name="T7">    </text:span><text:span text:style-name="T17">/**</text:span></text:p>
      <text:p text:style-name="P2"><text:span text:style-name="T7">     </text:span><text:span text:style-name="T17">*</text:span><text:span text:style-name="T8"> </text:span><text:span text:style-name="T18">缩小或放大图片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data</text:span><text:span text:style-name="T8">   </text:span><text:span text:style-name="T18">图片的</text:span><text:span text:style-name="T17">byte</text:span><text:span text:style-name="T18">数据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w</text:span><text:span text:style-name="T8">      </text:span><text:span text:style-name="T18">需要缩到的宽度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param</text:span></text:span><text:span text:style-name="T8"> </text:span><text:span text:style-name="T17">h</text:span><text:span text:style-name="T8">      </text:span><text:span text:style-name="T18">需要缩到高度</text:span></text:p>
      <text:p text:style-name="P2"><text:span text:style-name="T7">     </text:span><text:span text:style-name="T17">*</text:span><text:span text:style-name="T8"> </text:span><text:span text:style-name="Strong_20_Emphasis"><text:span text:style-name="T19">@return</text:span></text:span></text:p>
      <text:p text:style-name="P2"><text:span text:style-name="T7">     </text:span><text:span text:style-name="T17">*/</text:span></text:p>
      <text:p text:style-name="P2"><text:span text:style-name="T7">    </text:span><text:span text:style-name="Strong_20_Emphasis"><text:span text:style-name="T6">private</text:span></text:span><text:span text:style-name="T8"> </text:span><text:span text:style-name="Strong_20_Emphasis"><text:span text:style-name="T6">byte</text:span></text:span><text:span text:style-name="T9">[] ChangeImgSize(</text:span><text:span text:style-name="Strong_20_Emphasis"><text:span text:style-name="T6">byte</text:span></text:span><text:span text:style-name="T9">[] data, </text:span><text:span text:style-name="Strong_20_Emphasis"><text:span text:style-name="T6">int</text:span></text:span><text:span text:style-name="T8"> </text:span><text:span text:style-name="T9">nw, </text:span><text:span text:style-name="Strong_20_Emphasis"><text:span text:style-name="T6">int</text:span></text:span><text:span text:style-name="T8"> </text:span><text:span text:style-name="T9">nh){</text:span></text:p>
      <text:p text:style-name="P2"><text:span text:style-name="T7">    </text:span><text:span text:style-name="Strong_20_Emphasis"><text:span text:style-name="T6">byte</text:span></text:span><text:span text:style-name="T9">[] newdata = </text:span><text:span text:style-name="Strong_20_Emphasis"><text:span text:style-name="T6">null</text:span></text:span><text:span text:style-name="T9">;</text:span></text:p>
      <text:p text:style-name="P2"><text:span text:style-name="T7">    </text:span><text:span text:style-name="Strong_20_Emphasis"><text:span text:style-name="T6">try</text:span></text:span><text:span text:style-name="T9">{ </text:span></text:p>
      <text:p text:style-name="P2"><text:span text:style-name="T7">         </text:span><text:span text:style-name="T9">BufferedImage bis = ImageIO.</text:span><text:span text:style-name="Strong_20_Emphasis"><text:span text:style-name="T9">read</text:span></text:span><text:span text:style-name="T9">(</text:span><text:span text:style-name="Strong_20_Emphasis"><text:span text:style-name="T6">new</text:span></text:span><text:span text:style-name="T8"> </text:span><text:span text:style-name="T9">ByteArrayInputStream(data));</text:span></text:p>
      <text:p text:style-name="P2"><text:span text:style-name="T7">            </text:span><text:span text:style-name="Strong_20_Emphasis"><text:span text:style-name="T6">int</text:span></text:span><text:span text:style-name="T8"> </text:span><text:span text:style-name="T9">w = bis.getWidth();</text:span></text:p>
      <text:p text:style-name="P2"><text:span text:style-name="T7">            </text:span><text:span text:style-name="Strong_20_Emphasis"><text:span text:style-name="T6">int</text:span></text:span><text:span text:style-name="T8"> </text:span><text:span text:style-name="T9">h = bis.getHeight();</text:span></text:p>
      <text:p text:style-name="P2"><text:span text:style-name="T7">            </text:span><text:span text:style-name="Strong_20_Emphasis"><text:span text:style-name="T6">double</text:span></text:span><text:span text:style-name="T8"> </text:span><text:span text:style-name="T9">sx = (</text:span><text:span text:style-name="Strong_20_Emphasis"><text:span text:style-name="T6">double</text:span></text:span><text:span text:style-name="T9">) nw / w;</text:span></text:p>
      <text:p text:style-name="P2"><text:span text:style-name="T7">            </text:span><text:span text:style-name="Strong_20_Emphasis"><text:span text:style-name="T6">double</text:span></text:span><text:span text:style-name="T8"> </text:span><text:span text:style-name="T9">sy = (</text:span><text:span text:style-name="Strong_20_Emphasis"><text:span text:style-name="T6">double</text:span></text:span><text:span text:style-name="T9">) nh / h;</text:span></text:p>
      <text:p text:style-name="P2"><text:span text:style-name="T7">            </text:span><text:span text:style-name="T9">AffineTransform transform = </text:span><text:span text:style-name="Strong_20_Emphasis"><text:span text:style-name="T6">new</text:span></text:span><text:span text:style-name="T8"> </text:span><text:span text:style-name="T9">AffineTransform();</text:span></text:p>
      <text:p text:style-name="P3">            <text:span text:style-name="T10">transform.setToScale(sx, sy);</text:span></text:p>
      <text:p text:style-name="P2"><text:span text:style-name="T7">            </text:span><text:span text:style-name="T9">AffineTransformOp ato = </text:span><text:span text:style-name="Strong_20_Emphasis"><text:span text:style-name="T6">new</text:span></text:span><text:span text:style-name="T8"> </text:span><text:span text:style-name="T9">AffineTransformOp(transform, </text:span><text:span text:style-name="Strong_20_Emphasis"><text:span text:style-name="T6">null</text:span></text:span><text:span text:style-name="T9">);</text:span></text:p>
      <text:p text:style-name="P2"><text:span text:style-name="T7">            </text:span><text:span text:style-name="T14">//</text:span><text:span text:style-name="T16">原始颜色</text:span></text:p>
      <text:p text:style-name="P2"><text:span text:style-name="T7">            </text:span><text:span text:style-name="T9">BufferedImage bid = </text:span><text:span text:style-name="Strong_20_Emphasis"><text:span text:style-name="T6">new</text:span></text:span><text:span text:style-name="T8"> </text:span><text:span text:style-name="T9">BufferedImage(nw, nh, BufferedImage.</text:span><text:span text:style-name="Strong_20_Emphasis"><text:span text:style-name="T11">TYPE_3BYTE_BGR</text:span></text:span><text:span text:style-name="T9">);</text:span></text:p>
      <text:p text:style-name="P3">            <text:span text:style-name="T10">ato.filter(bis, bid);          </text:span></text:p>
      <text:p text:style-name="P2"><text:span text:style-name="T7">            </text:span><text:span text:style-name="T14">//</text:span><text:span text:style-name="T16">转换成</text:span><text:span text:style-name="T14">byte</text:span><text:span text:style-name="T16">字节</text:span></text:p>
      <text:p text:style-name="P2"><text:span text:style-name="T7">            </text:span><text:span text:style-name="T9">ByteArrayOutputStream baos = </text:span><text:span text:style-name="Strong_20_Emphasis"><text:span text:style-name="T6">new</text:span></text:span><text:span text:style-name="T8"> </text:span><text:span text:style-name="T9">ByteArrayOutputStream();</text:span></text:p>
      <text:p text:style-name="P2"><text:span text:style-name="T7">            </text:span><text:span text:style-name="T9">ImageIO.</text:span><text:span text:style-name="Strong_20_Emphasis"><text:span text:style-name="T9">write</text:span></text:span><text:span text:style-name="T9">(bid, </text:span><text:span text:style-name="T12">"jpeg"</text:span><text:span text:style-name="T9">, baos);</text:span></text:p>
      <text:p text:style-name="P3">            <text:span text:style-name="T10">newdata = baos.toByteArray();</text:span></text:p>
      <text:p text:style-name="P2"><text:span text:style-name="T7">    </text:span><text:span text:style-name="T9">}</text:span><text:span text:style-name="Strong_20_Emphasis"><text:span text:style-name="T6">catch</text:span></text:span><text:span text:style-name="T9">(IOException e){ </text:span></text:p>
      <text:p text:style-name="P3">         <text:span text:style-name="T10">e.printStackTrace(); </text:span></text:p>
      <text:p text:style-name="P3">    <text:span text:style-name="T10">} </text:span></text:p>
      <text:p text:style-name="P2"><text:span text:style-name="T7">    </text:span><text:span text:style-name="Strong_20_Emphasis"><text:span text:style-name="T6">return</text:span></text:span><text:span text:style-name="T8"> </text:span><text:span text:style-name="T9">newdata;</text:span></text:p>
      <text:p text:style-name="P3">    <text:span text:style-name="T10">}</text:span></text:p>
      <text:p text:style-name="P4">}</text:p>
      <text:h text:style-name="Heading_20_1" text:outline-level="1"><text:soft-page-break/><text:span text:style-name="T2">4.</text:span><text:span text:style-name="T1"> </text:span><text:span text:style-name="T4">展示在页面</text:span></text:h>
      <text:p text:style-name="P7"><text:span text:style-name="T5">页面使用</text:span><text:span text:style-name="T3">OracleQueryBean</text:span><text:span text:style-name="T5">来根据用户提供的图片</text:span><text:span text:style-name="T3">id</text:span><text:span text:style-name="T5">进行查询，在读取并进行缩放后，通过</text:span><text:span text:style-name="T3">jsp</text:span><text:span text:style-name="T5">页面进行展示，具体代码如下：</text:span></text:p>
      <text:p text:style-name="P7"> </text:p>
      <text:p text:style-name="P5"><text:span text:style-name="T21">&lt;%@ </text:span><text:span text:style-name="T22">page </text:span><text:span text:style-name="T23">language</text:span><text:span text:style-name="T9">=</text:span><text:span text:style-name="T12">"java" </text:span><text:span text:style-name="T23">contentType</text:span><text:span text:style-name="T9">=</text:span><text:span text:style-name="T12">"text/html;;charset=gbk" </text:span><text:span text:style-name="T21">%&gt;</text:span></text:p>
      <text:p text:style-name="P5"><text:span text:style-name="T24">&lt;</text:span><text:span text:style-name="T22">jsp:useBean </text:span><text:span text:style-name="T23">id</text:span><text:span text:style-name="T9">=</text:span><text:span text:style-name="T12">"OrcleQuery" </text:span><text:span text:style-name="T23">scope</text:span><text:span text:style-name="T9">=</text:span><text:span text:style-name="T12">"page" </text:span><text:span text:style-name="T23">class</text:span><text:span text:style-name="T9">=</text:span><text:span text:style-name="T12">"HLFtiDemo.OracleQueryBean" </text:span><text:span text:style-name="T24">/&gt;</text:span></text:p>
      <text:p text:style-name="P6">&lt;%</text:p>
      <text:p text:style-name="P2"><text:span text:style-name="T7">    </text:span><text:span text:style-name="T9">response.setContentType(</text:span><text:span text:style-name="T12">"image/jpeg"</text:span><text:span text:style-name="T9">);</text:span></text:p>
      <text:p text:style-name="P2"><text:span text:style-name="T7">    </text:span><text:span text:style-name="T14">//</text:span><text:span text:style-name="T16">图片在数据库中的</text:span><text:span text:style-name="T15"> </text:span><text:span text:style-name="T14">ID</text:span></text:p>
      <text:p text:style-name="P2"><text:span text:style-name="T7">    </text:span><text:span text:style-name="T9">String strID = request.getParameter(</text:span><text:span text:style-name="T12">"id"</text:span><text:span text:style-name="T9">);</text:span></text:p>
      <text:p text:style-name="P2"><text:span text:style-name="T7">    </text:span><text:span text:style-name="T14">//</text:span><text:span text:style-name="T16">要缩略或放大图片的宽度</text:span></text:p>
      <text:p text:style-name="P2"><text:span text:style-name="T7">    </text:span><text:span text:style-name="T9">String strWidth = request.getParameter(</text:span><text:span text:style-name="T12">"w"</text:span><text:span text:style-name="T9">);</text:span></text:p>
      <text:p text:style-name="P2"><text:span text:style-name="T7">    </text:span><text:span text:style-name="T14">//</text:span><text:span text:style-name="T16">要缩略或放大图片的高度</text:span></text:p>
      <text:p text:style-name="P2"><text:span text:style-name="T7">    </text:span><text:span text:style-name="T9">String strHeight = request.getParameter(</text:span><text:span text:style-name="T12">"h"</text:span><text:span text:style-name="T9">);</text:span></text:p>
      <text:p text:style-name="P2"><text:span text:style-name="T7">    </text:span><text:span text:style-name="Strong_20_Emphasis"><text:span text:style-name="T6">byte</text:span></text:span><text:span text:style-name="T9">[] data = </text:span><text:span text:style-name="Strong_20_Emphasis"><text:span text:style-name="T6">null</text:span></text:span><text:span text:style-name="T9">;</text:span></text:p>
      <text:p text:style-name="P2"><text:span text:style-name="T7">    </text:span><text:span text:style-name="Strong_20_Emphasis"><text:span text:style-name="T6">if</text:span></text:span><text:span text:style-name="T9">(strID != </text:span><text:span text:style-name="Strong_20_Emphasis"><text:span text:style-name="T6">null</text:span></text:span><text:span text:style-name="T9">){</text:span></text:p>
      <text:p text:style-name="P2"><text:span text:style-name="T7">        </text:span><text:span text:style-name="Strong_20_Emphasis"><text:span text:style-name="T6">int</text:span></text:span><text:span text:style-name="T8"> </text:span><text:span text:style-name="T9">nWith = Integer.parseInt(strWidth);</text:span></text:p>
      <text:p text:style-name="P2"><text:span text:style-name="T7">        </text:span><text:span text:style-name="Strong_20_Emphasis"><text:span text:style-name="T6">int</text:span></text:span><text:span text:style-name="T8"> </text:span><text:span text:style-name="T9">nHeight = Integer.parseInt(strHeight);</text:span></text:p>
      <text:p text:style-name="P2"><text:span text:style-name="T7">        </text:span><text:span text:style-name="T14">//</text:span><text:span text:style-name="T16">获取图片的</text:span><text:span text:style-name="T14">byte</text:span><text:span text:style-name="T16">数据</text:span></text:p>
      <text:p text:style-name="P3">        <text:span text:style-name="T10">data = OrcleQuery.GetImgByteById(strID, nWith, nHeight);</text:span></text:p>
      <text:p text:style-name="P3">        <text:span text:style-name="T10">ServletOutputStream op = response.getOutputStream();       </text:span></text:p>
      <text:p text:style-name="P3">       <text:span text:style-name="T10">op.write(data, 0, data.length);</text:span></text:p>
      <text:p text:style-name="P3">       <text:span text:style-name="T10">op.close();</text:span></text:p>
      <text:p text:style-name="P2"><text:span text:style-name="T7">       </text:span><text:span text:style-name="T9">op = </text:span><text:span text:style-name="Strong_20_Emphasis"><text:span text:style-name="T6">null</text:span></text:span><text:span text:style-name="T9">;</text:span></text:p>
      <text:p text:style-name="P3">        <text:span text:style-name="T10">response.flushBuffer();</text:span></text:p>
      <text:p text:style-name="P2"><text:span text:style-name="T7">        </text:span><text:span text:style-name="T14">//</text:span><text:span text:style-name="T16">清除输出流，防止释放时被捕获异常</text:span></text:p>
      <text:p text:style-name="P3">        <text:span text:style-name="T10">out.clear();</text:span></text:p>
      <text:p text:style-name="P3">        <text:span text:style-name="T10">out = pageContext.pushBody();</text:span></text:p>
      <text:p text:style-name="P3">    <text:span text:style-name="T10">}</text:span></text:p>
      <text:p text:style-name="P8">%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sans-serif"/>
    <style:font-face style:name="Courier New" svg:font-family="'Courier New'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erif" fo:font-size="24pt" fo:font-weight="bold" style:font-name-asian="DejaVu Sans1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soft </meta:initial-creator>
    <meta:creation-date>2014-09-01T11:58:12</meta:creation-date>
    <dc:date>2014-09-01T11:59:43</dc:date>
    <dc:creator>amarsoft </dc:creator>
    <meta:editing-duration>P0D</meta:editing-duration>
    <meta:editing-cycles>1</meta:editing-cycles>
    <meta:document-statistic meta:table-count="0" meta:image-count="0" meta:object-count="0" meta:page-count="4" meta:paragraph-count="198" meta:word-count="682" meta:character-count="6762" meta:non-whitespace-character-count="4911"/>
    <meta:generator>LibreOffice/3.5$Linux_X86_64 LibreOffice_project/350m1$Build-2</meta:generator>
  </office:meta>
</office:document-meta>
</file>